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4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20208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3663</text:p>
          </table:table-cell>
          <table:table-cell office:value-type="float" office:value="1473.2" table:style-name="ce5">
            <text:p>1473.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ADT FIRE &amp; SECURITY LTD</text:p>
          </table:table-cell>
          <table:table-cell office:value-type="float" office:value="1147.93" table:style-name="ce5">
            <text:p>1147.93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ADT FIRE AND SECURITY PLC</text:p>
          </table:table-cell>
          <table:table-cell office:value-type="float" office:value="36471.68" table:style-name="ce5">
            <text:p>36471.6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ANGLIAN WATER</text:p>
          </table:table-cell>
          <table:table-cell office:value-type="float" office:value="3647.72" table:style-name="ce5">
            <text:p>3647.7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BARKER AND EVANS</text:p>
          </table:table-cell>
          <table:table-cell office:value-type="float" office:value="22962" table:style-name="ce5">
            <text:p>2296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BARTON COMMUNITY ASSOCIATION</text:p>
          </table:table-cell>
          <table:table-cell office:value-type="float" office:value="887.5" table:style-name="ce5">
            <text:p>887.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BROADWAY ELECTRICAL SERVICES LTD</text:p>
          </table:table-cell>
          <table:table-cell office:value-type="float" office:value="2857.45" table:style-name="ce5">
            <text:p>2857.4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BUDDI LTD</text:p>
          </table:table-cell>
          <table:table-cell office:value-type="float" office:value="8988" table:style-name="ce5">
            <text:p>898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CELL PACK SOLUTIONS LTD</text:p>
          </table:table-cell>
          <table:table-cell office:value-type="float" office:value="1065" table:style-name="ce5">
            <text:p>106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COMPUTACENTER (UK) LTD</text:p>
          </table:table-cell>
          <table:table-cell office:value-type="float" office:value="29724.49" table:style-name="ce5">
            <text:p>29724.49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COTSWOLD VEHICLE DELIVERIES LIMITED</text:p>
          </table:table-cell>
          <table:table-cell office:value-type="float" office:value="2447.8000000000002" table:style-name="ce5">
            <text:p>2447.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D &amp; P LUXURY TOILETS LTD</text:p>
          </table:table-cell>
          <table:table-cell office:value-type="float" office:value="2500" table:style-name="ce5">
            <text:p>250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DEGREES OF COMFORT AIR CONDITIONING</text:p>
          </table:table-cell>
          <table:table-cell office:value-type="float" office:value="7257" table:style-name="ce5">
            <text:p>7257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DMR FRAMING</text:p>
          </table:table-cell>
          <table:table-cell office:value-type="float" office:value="850" table:style-name="ce5">
            <text:p>85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ENTERPRISE RENT-A-CAR UK LTD</text:p>
          </table:table-cell>
          <table:table-cell office:value-type="float" office:value="98322.79" table:style-name="ce5">
            <text:p>98322.79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ERNST &amp; YOUNG</text:p>
          </table:table-cell>
          <table:table-cell office:value-type="float" office:value="26435.5" table:style-name="ce5">
            <text:p>26435.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FUJITSU SIEMENS COMPUTERS LIMITED</text:p>
          </table:table-cell>
          <table:table-cell office:value-type="float" office:value="931" table:style-name="ce5">
            <text:p>931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G4S CASH SOLUTIONS UK LTD</text:p>
          </table:table-cell>
          <table:table-cell office:value-type="float" office:value="793.2" table:style-name="ce5">
            <text:p>793.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GROUPTYRE WHOLSALE LTD</text:p>
          </table:table-cell>
          <table:table-cell office:value-type="float" office:value="3009.85" table:style-name="ce5">
            <text:p>3009.8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GUTTER-FIX</text:p>
          </table:table-cell>
          <table:table-cell office:value-type="float" office:value="650" table:style-name="ce5">
            <text:p>65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HAMPSHIRE POLICE AUTHORITY</text:p>
          </table:table-cell>
          <table:table-cell office:value-type="float" office:value="52721.32" table:style-name="ce5">
            <text:p>52721.3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HAMPSHIRE POLICE AUTHORITY</text:p>
          </table:table-cell>
          <table:table-cell office:value-type="float" office:value="571.6" table:style-name="ce5">
            <text:p>571.6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INAZONE LTD</text:p>
          </table:table-cell>
          <table:table-cell office:value-type="float" office:value="550" table:style-name="ce5">
            <text:p>55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JET PRESS SALES</text:p>
          </table:table-cell>
          <table:table-cell office:value-type="float" office:value="4347" table:style-name="ce5">
            <text:p>4347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JOHNSTONE SAFETY PRODUCTS LTD</text:p>
          </table:table-cell>
          <table:table-cell office:value-type="float" office:value="503.8" table:style-name="ce5">
            <text:p>503.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JUMA COMMUNICATIONS LTD</text:p>
          </table:table-cell>
          <table:table-cell office:value-type="float" office:value="555" table:style-name="ce5">
            <text:p>55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KEMPTON CARR CROFT CHARTERED SURVEYORS</text:p>
          </table:table-cell>
          <table:table-cell office:value-type="float" office:value="875" table:style-name="ce5">
            <text:p>87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KENT POLICE</text:p>
          </table:table-cell>
          <table:table-cell office:value-type="float" office:value="51091.15" table:style-name="ce5">
            <text:p>51091.1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LOWE &amp; OLIVER LTD</text:p>
          </table:table-cell>
          <table:table-cell office:value-type="float" office:value="28164.29" table:style-name="ce5">
            <text:p>28164.29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MAINTENANCE ASSOCIATED SERVICES LTD</text:p>
          </table:table-cell>
          <table:table-cell office:value-type="float" office:value="5711.22" table:style-name="ce5">
            <text:p>5711.2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20032.259999999998" table:style-name="ce5">
            <text:p>20032.26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NORTH OXFORD GARAGE LTD</text:p>
          </table:table-cell>
          <table:table-cell office:value-type="float" office:value="557.66999999999996" table:style-name="ce5">
            <text:p>557.67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PETER JONES (ILG) LTD</text:p>
          </table:table-cell>
          <table:table-cell office:value-type="float" office:value="4680" table:style-name="ce5">
            <text:p>468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PMC POLYTHENE LTD</text:p>
          </table:table-cell>
          <table:table-cell office:value-type="float" office:value="1155.2" table:style-name="ce5">
            <text:p>1155.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PMD MAGNETICS</text:p>
          </table:table-cell>
          <table:table-cell office:value-type="float" office:value="4062" table:style-name="ce5">
            <text:p>406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QMP MANAGEMENT &amp; DESIGN</text:p>
          </table:table-cell>
          <table:table-cell office:value-type="float" office:value="975" table:style-name="ce5">
            <text:p>97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QMP MANAGEMENT &amp; DESIGN</text:p>
          </table:table-cell>
          <table:table-cell office:value-type="float" office:value="1300" table:style-name="ce5">
            <text:p>130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READING FC COMMUNITY TRUST</text:p>
          </table:table-cell>
          <table:table-cell office:value-type="float" office:value="37000" table:style-name="ce5">
            <text:p>3700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RYGOR COMMERCIALS LTD</text:p>
          </table:table-cell>
          <table:table-cell office:value-type="float" office:value="29185.200000000001" table:style-name="ce5">
            <text:p>29185.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ERFCA - BUCKINGHAMSHIRE</text:p>
          </table:table-cell>
          <table:table-cell office:value-type="float" office:value="3168" table:style-name="ce5">
            <text:p>316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IGMA SECURITY DEVICES</text:p>
          </table:table-cell>
          <table:table-cell office:value-type="float" office:value="3082" table:style-name="ce5">
            <text:p>308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KILLS FOR JUSTICE</text:p>
          </table:table-cell>
          <table:table-cell office:value-type="float" office:value="2595" table:style-name="ce5">
            <text:p>259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OUTH WALES POLICE AUTHORITY</text:p>
          </table:table-cell>
          <table:table-cell office:value-type="float" office:value="6881.05" table:style-name="ce5">
            <text:p>6881.0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OUTHAM TYRES</text:p>
          </table:table-cell>
          <table:table-cell office:value-type="float" office:value="537.32000000000005" table:style-name="ce5">
            <text:p>537.3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PECIALIST CARS STEVENAGE</text:p>
          </table:table-cell>
          <table:table-cell office:value-type="float" office:value="2890.49" table:style-name="ce5">
            <text:p>2890.49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PECIALIST COMPUTER CENTRES PLC</text:p>
          </table:table-cell>
          <table:table-cell office:value-type="float" office:value="231704.18" table:style-name="ce5">
            <text:p>231704.18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URREY POLICE AUTHORITY</text:p>
          </table:table-cell>
          <table:table-cell office:value-type="float" office:value="17690.919999999998" table:style-name="ce5">
            <text:p>17690.92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SUSSEX POLICE AUTHORITY</text:p>
          </table:table-cell>
          <table:table-cell office:value-type="float" office:value="15576.17" table:style-name="ce5">
            <text:p>15576.17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THE COLT CAR COMPANY LIMITED</text:p>
          </table:table-cell>
          <table:table-cell office:value-type="float" office:value="1480" table:style-name="ce5">
            <text:p>148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THE STATIONERY OFFICE LTD</text:p>
          </table:table-cell>
          <table:table-cell office:value-type="float" office:value="2000" table:style-name="ce5">
            <text:p>200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THRIFTY - FLIGHTFORM LTD</text:p>
          </table:table-cell>
          <table:table-cell office:value-type="float" office:value="5603.91" table:style-name="ce5">
            <text:p>5603.91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UKAS</text:p>
          </table:table-cell>
          <table:table-cell office:value-type="float" office:value="710.25" table:style-name="ce5">
            <text:p>710.2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VODAFONE LIMITED</text:p>
          </table:table-cell>
          <table:table-cell office:value-type="float" office:value="32858.94" table:style-name="ce5">
            <text:p>32858.94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WA PRODUCTS (UK) LTD</text:p>
          </table:table-cell>
          <table:table-cell office:value-type="float" office:value="1020" table:style-name="ce5">
            <text:p>1020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WEST BERKSHIRE COUNCIL</text:p>
          </table:table-cell>
          <table:table-cell office:value-type="float" office:value="12203.25" table:style-name="ce5">
            <text:p>12203.2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WINDRUSH DOOR &amp; WINDOW SERVICES LTD</text:p>
          </table:table-cell>
          <table:table-cell office:value-type="float" office:value="1355" table:style-name="ce5">
            <text:p>135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4">
            <text:p>03/02/2021</text:p>
          </table:table-cell>
          <table:table-cell office:value-type="string" table:style-name="ce3">
            <text:p>WING HALL TRUST</text:p>
          </table:table-cell>
          <table:table-cell office:value-type="float" office:value="3125" table:style-name="ce5">
            <text:p>3125</text:p>
          </table:table-cell>
          <table:table-cell office:value-type="float" office:value="3511" table:style-name="ce5">
            <text:p>3511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ALTIA SOLUTIONS LTD</text:p>
          </table:table-cell>
          <table:table-cell office:value-type="float" office:value="78315" table:style-name="ce5">
            <text:p>7831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AVI LTD</text:p>
          </table:table-cell>
          <table:table-cell office:value-type="float" office:value="1575" table:style-name="ce5">
            <text:p>157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BARKER AND EVANS</text:p>
          </table:table-cell>
          <table:table-cell office:value-type="float" office:value="18316.439999999999" table:style-name="ce5">
            <text:p>18316.44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BAXTERSTOREY LTD</text:p>
          </table:table-cell>
          <table:table-cell office:value-type="float" office:value="25253.06" table:style-name="ce5">
            <text:p>25253.0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BOC LTD</text:p>
          </table:table-cell>
          <table:table-cell office:value-type="float" office:value="3512.2" table:style-name="ce5">
            <text:p>3512.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BROADWAY ELECTRICAL SERVICES LTD</text:p>
          </table:table-cell>
          <table:table-cell office:value-type="float" office:value="815.32" table:style-name="ce5">
            <text:p>815.3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CB RICHARD ELLIS</text:p>
          </table:table-cell>
          <table:table-cell office:value-type="float" office:value="7492.72" table:style-name="ce5">
            <text:p>7492.7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CIVIL DEFENCE SUPPLY LTD</text:p>
          </table:table-cell>
          <table:table-cell office:value-type="float" office:value="11663.2" table:style-name="ce5">
            <text:p>11663.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COMPUTACENTER (UK) LTD</text:p>
          </table:table-cell>
          <table:table-cell office:value-type="float" office:value="7096.4" table:style-name="ce5">
            <text:p>7096.4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COTSWOLD VEHICLE DELIVERIES LIMITED</text:p>
          </table:table-cell>
          <table:table-cell office:value-type="float" office:value="7426" table:style-name="ce5">
            <text:p>742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CSI TECH</text:p>
          </table:table-cell>
          <table:table-cell office:value-type="float" office:value="5800" table:style-name="ce5">
            <text:p>580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D &amp; P LUXURY TOILETS LTD</text:p>
          </table:table-cell>
          <table:table-cell office:value-type="float" office:value="2000" table:style-name="ce5">
            <text:p>200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DEGREES OF COMFORT AIR CONDITIONING</text:p>
          </table:table-cell>
          <table:table-cell office:value-type="float" office:value="10110.66" table:style-name="ce5">
            <text:p>10110.6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DJ COX LTD T/A LANCASTER VOLKSWAGON</text:p>
          </table:table-cell>
          <table:table-cell office:value-type="float" office:value="602.08000000000004" table:style-name="ce5">
            <text:p>602.0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ENTERPRISE RENT-A-CAR UK LTD</text:p>
          </table:table-cell>
          <table:table-cell office:value-type="float" office:value="918.67" table:style-name="ce5">
            <text:p>918.67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FORD MOTOR COMPANY LTD</text:p>
          </table:table-cell>
          <table:table-cell office:value-type="float" office:value="95294.8" table:style-name="ce5">
            <text:p>95294.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FORD MOTOR COMPANY LTD</text:p>
          </table:table-cell>
          <table:table-cell office:value-type="float" office:value="24310.13" table:style-name="ce5">
            <text:p>24310.13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FUJITSU SIEMENS COMPUTERS LIMITED</text:p>
          </table:table-cell>
          <table:table-cell office:value-type="float" office:value="5130" table:style-name="ce5">
            <text:p>513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FUJITSU SIEMENS COMPUTERS LIMITED</text:p>
          </table:table-cell>
          <table:table-cell office:value-type="float" office:value="238696.82" table:style-name="ce5">
            <text:p>238696.8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GRESHAM OFFICE FURNITURE LTD</text:p>
          </table:table-cell>
          <table:table-cell office:value-type="float" office:value="1515" table:style-name="ce5">
            <text:p>151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GRG PUBLIC RESOURCES LTD</text:p>
          </table:table-cell>
          <table:table-cell office:value-type="float" office:value="2892" table:style-name="ce5">
            <text:p>289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ales, Fees, Charges &amp; Rent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GROUPTYRE WHOLSALE LTD</text:p>
          </table:table-cell>
          <table:table-cell office:value-type="float" office:value="1941.9" table:style-name="ce5">
            <text:p>1941.9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HAMBLIN WATERMAINS LTD</text:p>
          </table:table-cell>
          <table:table-cell office:value-type="float" office:value="970" table:style-name="ce5">
            <text:p>97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HAMPSHIRE POLICE AUTHORITY</text:p>
          </table:table-cell>
          <table:table-cell office:value-type="float" office:value="854.05" table:style-name="ce5">
            <text:p>854.0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IAN WEBB ENGINEERING LTD</text:p>
          </table:table-cell>
          <table:table-cell office:value-type="float" office:value="10248.6" table:style-name="ce5">
            <text:p>10248.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KARDEX SYSTEMS (UK) LTD</text:p>
          </table:table-cell>
          <table:table-cell office:value-type="float" office:value="2292" table:style-name="ce5">
            <text:p>229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LOWE &amp; OLIVER LTD</text:p>
          </table:table-cell>
          <table:table-cell office:value-type="float" office:value="12979" table:style-name="ce5">
            <text:p>12979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33207.519999999997" table:style-name="ce5">
            <text:p>33207.5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ORCHID CELLMARK LTD</text:p>
          </table:table-cell>
          <table:table-cell office:value-type="float" office:value="121190.01" table:style-name="ce5">
            <text:p>121190.01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ORDNANCE SURVEY</text:p>
          </table:table-cell>
          <table:table-cell office:value-type="float" office:value="10629.55" table:style-name="ce5">
            <text:p>10629.5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OXFORD ARCHITECTS</text:p>
          </table:table-cell>
          <table:table-cell office:value-type="float" office:value="1903" table:style-name="ce5">
            <text:p>1903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PROBRAND LTD</text:p>
          </table:table-cell>
          <table:table-cell office:value-type="float" office:value="2898.8" table:style-name="ce5">
            <text:p>2898.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PROMETHEUS MEDICAL LTD</text:p>
          </table:table-cell>
          <table:table-cell office:value-type="float" office:value="1406.48" table:style-name="ce5">
            <text:p>1406.4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QMP MANAGEMENT &amp; DESIGN</text:p>
          </table:table-cell>
          <table:table-cell office:value-type="float" office:value="2160" table:style-name="ce5">
            <text:p>216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READING BOROUGH COUNCIL</text:p>
          </table:table-cell>
          <table:table-cell office:value-type="float" office:value="10000" table:style-name="ce5">
            <text:p>1000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RIDGE &amp; PARTNERS</text:p>
          </table:table-cell>
          <table:table-cell office:value-type="float" office:value="5200" table:style-name="ce5">
            <text:p>520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ROYAL MAIL</text:p>
          </table:table-cell>
          <table:table-cell office:value-type="float" office:value="10942.65" table:style-name="ce5">
            <text:p>10942.6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RS COMPONENTS LTD</text:p>
          </table:table-cell>
          <table:table-cell office:value-type="float" office:value="1081.67" table:style-name="ce5">
            <text:p>1081.67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COTTISH POWER</text:p>
          </table:table-cell>
          <table:table-cell office:value-type="float" office:value="4587.25" table:style-name="ce5">
            <text:p>4587.2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KILLS FOR JUSTICE</text:p>
          </table:table-cell>
          <table:table-cell office:value-type="float" office:value="2620" table:style-name="ce5">
            <text:p>262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LOUGH BOROUGH COUNCIL</text:p>
          </table:table-cell>
          <table:table-cell office:value-type="float" office:value="1125" table:style-name="ce5">
            <text:p>112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MS ENVIRONMENTAL LTD</text:p>
          </table:table-cell>
          <table:table-cell office:value-type="float" office:value="2368.7399999999998" table:style-name="ce5">
            <text:p>2368.74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PECIALIST CARS STEVENAGE</text:p>
          </table:table-cell>
          <table:table-cell office:value-type="float" office:value="3153.69" table:style-name="ce5">
            <text:p>3153.69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PECIALIST COMPUTER CENTRES PLC</text:p>
          </table:table-cell>
          <table:table-cell office:value-type="float" office:value="7072.06" table:style-name="ce5">
            <text:p>7072.0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T THOMAS CROSS GARAGE LTD</text:p>
          </table:table-cell>
          <table:table-cell office:value-type="float" office:value="1288.5" table:style-name="ce5">
            <text:p>1288.5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SYTNER HIGH WYCOMBE</text:p>
          </table:table-cell>
          <table:table-cell office:value-type="float" office:value="1232.3599999999999" table:style-name="ce5">
            <text:p>1232.36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THAMES VALLEY MAINTENANCE (OXFORD) LIMIT</text:p>
          </table:table-cell>
          <table:table-cell office:value-type="float" office:value="32120" table:style-name="ce5">
            <text:p>3212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TOYOTA (GB) PLC</text:p>
          </table:table-cell>
          <table:table-cell office:value-type="float" office:value="21027.8" table:style-name="ce5">
            <text:p>21027.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VITAL PROPERTY SOLUTIONS</text:p>
          </table:table-cell>
          <table:table-cell office:value-type="float" office:value="690" table:style-name="ce5">
            <text:p>69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VODAFONE LIMITED</text:p>
          </table:table-cell>
          <table:table-cell office:value-type="float" office:value="4732.68" table:style-name="ce5">
            <text:p>4732.68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WEST MIDLANDS POLICE AUTHORITY</text:p>
          </table:table-cell>
          <table:table-cell office:value-type="float" office:value="3500" table:style-name="ce5">
            <text:p>3500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0T00:00:00" table:style-name="ce4">
            <text:p>10/02/2021</text:p>
          </table:table-cell>
          <table:table-cell office:value-type="string" table:style-name="ce3">
            <text:p>WOODWAY ENGINEERING LTD</text:p>
          </table:table-cell>
          <table:table-cell office:value-type="float" office:value="543.72" table:style-name="ce5">
            <text:p>543.72</text:p>
          </table:table-cell>
          <table:table-cell office:value-type="float" office:value="3512" table:style-name="ce5">
            <text:p>3512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BINGDON LTD</text:p>
          </table:table-cell>
          <table:table-cell office:value-type="float" office:value="153224.35" table:style-name="ce5">
            <text:p>153224.3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DT FIRE &amp; SECURITY LTD</text:p>
          </table:table-cell>
          <table:table-cell office:value-type="float" office:value="756" table:style-name="ce5">
            <text:p>75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DT FIRE AND SECURITY PLC</text:p>
          </table:table-cell>
          <table:table-cell office:value-type="float" office:value="539.47" table:style-name="ce5">
            <text:p>539.4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GX HOLDINGS LTD</text:p>
          </table:table-cell>
          <table:table-cell office:value-type="float" office:value="8391" table:style-name="ce5">
            <text:p>8391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TS EUROMASTER LTD</text:p>
          </table:table-cell>
          <table:table-cell office:value-type="float" office:value="524.64" table:style-name="ce5">
            <text:p>524.6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AVI LTD</text:p>
          </table:table-cell>
          <table:table-cell office:value-type="float" office:value="4043" table:style-name="ce5">
            <text:p>404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ARKER AND EVANS</text:p>
          </table:table-cell>
          <table:table-cell office:value-type="float" office:value="4798" table:style-name="ce5">
            <text:p>479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MW (UK) LTD</text:p>
          </table:table-cell>
          <table:table-cell office:value-type="float" office:value="870" table:style-name="ce5">
            <text:p>87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MW (UK) LTD</text:p>
          </table:table-cell>
          <table:table-cell office:value-type="float" office:value="2096.46" table:style-name="ce5">
            <text:p>2096.4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RISTOL ST NORTHAMPTON VAUXHALL</text:p>
          </table:table-cell>
          <table:table-cell office:value-type="float" office:value="2475" table:style-name="ce5">
            <text:p>247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RITISH GAS TRADING LTD</text:p>
          </table:table-cell>
          <table:table-cell office:value-type="float" office:value="16923.54" table:style-name="ce5">
            <text:p>16923.5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BUCKS COUNTY COUNCIL</text:p>
          </table:table-cell>
          <table:table-cell office:value-type="float" office:value="72333" table:style-name="ce5">
            <text:p>7233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 T WALTERS (ELECTRICAL) LTD</text:p>
          </table:table-cell>
          <table:table-cell office:value-type="float" office:value="2613" table:style-name="ce5">
            <text:p>261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ALOR GAS LTD</text:p>
          </table:table-cell>
          <table:table-cell office:value-type="float" office:value="3003.58" table:style-name="ce5">
            <text:p>3003.5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ANON BUSINESS SERVICE (UK) LIMITED</text:p>
          </table:table-cell>
          <table:table-cell office:value-type="float" office:value="1217.9100000000001" table:style-name="ce5">
            <text:p>1217.91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APITA SECURE RESOURCE SOLUTIONS LT</text:p>
          </table:table-cell>
          <table:table-cell office:value-type="float" office:value="14946.49" table:style-name="ce5">
            <text:p>14946.49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ASTROL (UK) LTD</text:p>
          </table:table-cell>
          <table:table-cell office:value-type="float" office:value="1414.4" table:style-name="ce5">
            <text:p>1414.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CL- FORENSICS LIMITED</text:p>
          </table:table-cell>
          <table:table-cell office:value-type="float" office:value="825" table:style-name="ce5">
            <text:p>82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OMPUTACENTER (UK) LTD</text:p>
          </table:table-cell>
          <table:table-cell office:value-type="float" office:value="337973.16" table:style-name="ce5">
            <text:p>337973.1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OOPER READING</text:p>
          </table:table-cell>
          <table:table-cell office:value-type="float" office:value="781.47" table:style-name="ce5">
            <text:p>781.4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ORONA ENERGY RETAIL 4 A/C</text:p>
          </table:table-cell>
          <table:table-cell office:value-type="float" office:value="854.24" table:style-name="ce5">
            <text:p>854.2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COTSWOLD VEHICLE DELIVERIES LIMITED</text:p>
          </table:table-cell>
          <table:table-cell office:value-type="float" office:value="514" table:style-name="ce5">
            <text:p>51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DAVID HORN COMMUNICATIONS LTD</text:p>
          </table:table-cell>
          <table:table-cell office:value-type="float" office:value="715" table:style-name="ce5">
            <text:p>71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DEGREES OF COMFORT AIR CONDITIONING</text:p>
          </table:table-cell>
          <table:table-cell office:value-type="float" office:value="3650" table:style-name="ce5">
            <text:p>365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DEPARTMENT OF TRANSPORT - OXFORD</text:p>
          </table:table-cell>
          <table:table-cell office:value-type="float" office:value="10000" table:style-name="ce5">
            <text:p>1000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DVLA</text:p>
          </table:table-cell>
          <table:table-cell office:value-type="float" office:value="1100" table:style-name="ce5">
            <text:p>110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DF ENERGY</text:p>
          </table:table-cell>
          <table:table-cell office:value-type="float" office:value="149558.75" table:style-name="ce5">
            <text:p>149558.7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DGAR BROTHERS</text:p>
          </table:table-cell>
          <table:table-cell office:value-type="float" office:value="528" table:style-name="ce5">
            <text:p>52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NTERPRISE RENT-A-CAR UK LTD</text:p>
          </table:table-cell>
          <table:table-cell office:value-type="float" office:value="71730.7" table:style-name="ce5">
            <text:p>71730.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NVOSORT LTD</text:p>
          </table:table-cell>
          <table:table-cell office:value-type="float" office:value="2354" table:style-name="ce5">
            <text:p>235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QUIFAX EUROPE UK LTD</text:p>
          </table:table-cell>
          <table:table-cell office:value-type="float" office:value="1085.1500000000001" table:style-name="ce5">
            <text:p>1085.1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RNST &amp; YOUNG</text:p>
          </table:table-cell>
          <table:table-cell office:value-type="float" office:value="7803.5" table:style-name="ce5">
            <text:p>7803.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ESSEX POLICE AUTHORITY</text:p>
          </table:table-cell>
          <table:table-cell office:value-type="float" office:value="7445.68" table:style-name="ce5">
            <text:p>7445.6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F J LANE &amp; SON LTD</text:p>
          </table:table-cell>
          <table:table-cell office:value-type="float" office:value="6703" table:style-name="ce5">
            <text:p>670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FENTON PHARMACEUTICALS LTD</text:p>
          </table:table-cell>
          <table:table-cell office:value-type="float" office:value="1062.5" table:style-name="ce5">
            <text:p>1062.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FOX FEEDS LIMITED</text:p>
          </table:table-cell>
          <table:table-cell office:value-type="float" office:value="1127.28" table:style-name="ce5">
            <text:p>1127.2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G4S CASH SOLUTIONS UK LTD</text:p>
          </table:table-cell>
          <table:table-cell office:value-type="float" office:value="794.1" table:style-name="ce5">
            <text:p>794.1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GAMMA TELECOM</text:p>
          </table:table-cell>
          <table:table-cell office:value-type="float" office:value="1460" table:style-name="ce5">
            <text:p>146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GOODYEAR DUNLOP UK</text:p>
          </table:table-cell>
          <table:table-cell office:value-type="float" office:value="9511.8799999999992" table:style-name="ce5">
            <text:p>9511.8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GROUPTYRE WHOLSALE LTD</text:p>
          </table:table-cell>
          <table:table-cell office:value-type="float" office:value="4248.25" table:style-name="ce5">
            <text:p>4248.2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GRUNDON WASTE MANAGEMENT LTD</text:p>
          </table:table-cell>
          <table:table-cell office:value-type="float" office:value="19223.28" table:style-name="ce5">
            <text:p>19223.2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HAMPSHIRE POLICE AUTHORITY</text:p>
          </table:table-cell>
          <table:table-cell office:value-type="float" office:value="515.77" table:style-name="ce5">
            <text:p>515.7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HEADLEY TYRES LTD</text:p>
          </table:table-cell>
          <table:table-cell office:value-type="float" office:value="641.75" table:style-name="ce5">
            <text:p>641.7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HELMET INTEGRATED SYSTEMS LTD</text:p>
          </table:table-cell>
          <table:table-cell office:value-type="float" office:value="8250" table:style-name="ce5">
            <text:p>825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HOME OFFICE</text:p>
          </table:table-cell>
          <table:table-cell office:value-type="float" office:value="108750.05" table:style-name="ce5">
            <text:p>108750.0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LOWE &amp; OLIVER LTD</text:p>
          </table:table-cell>
          <table:table-cell office:value-type="float" office:value="3030" table:style-name="ce5">
            <text:p>303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MC PRODUCTS</text:p>
          </table:table-cell>
          <table:table-cell office:value-type="float" office:value="1896" table:style-name="ce5">
            <text:p>189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2191.87" table:style-name="ce5">
            <text:p>2191.8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NATIONAL WINDSCREENS</text:p>
          </table:table-cell>
          <table:table-cell office:value-type="float" office:value="643.20000000000005" table:style-name="ce5">
            <text:p>643.2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NIGHTSEARCHER LIMITED</text:p>
          </table:table-cell>
          <table:table-cell office:value-type="float" office:value="998.82" table:style-name="ce5">
            <text:p>998.82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OPEN TEXT UK LIMITED</text:p>
          </table:table-cell>
          <table:table-cell office:value-type="float" office:value="4700" table:style-name="ce5">
            <text:p>470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ORCHID CELLMARK LTD</text:p>
          </table:table-cell>
          <table:table-cell office:value-type="float" office:value="2509.8000000000002" table:style-name="ce5">
            <text:p>2509.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PAYPOINT NETWORK LTD</text:p>
          </table:table-cell>
          <table:table-cell office:value-type="float" office:value="875" table:style-name="ce5">
            <text:p>87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PRAYBOURNE LTD</text:p>
          </table:table-cell>
          <table:table-cell office:value-type="float" office:value="1369.5" table:style-name="ce5">
            <text:p>1369.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PRESSFAB EVO LTD</text:p>
          </table:table-cell>
          <table:table-cell office:value-type="float" office:value="38118.879999999997" table:style-name="ce5">
            <text:p>38118.8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RECYCLED WASTE DOT COM LTD</text:p>
          </table:table-cell>
          <table:table-cell office:value-type="float" office:value="2145" table:style-name="ce5">
            <text:p>214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REED</text:p>
          </table:table-cell>
          <table:table-cell office:value-type="float" office:value="314398.84000000003" table:style-name="ce5">
            <text:p>314398.8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emporary or Agency Staff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REED</text:p>
          </table:table-cell>
          <table:table-cell office:value-type="float" office:value="296704.25" table:style-name="ce5">
            <text:p>296704.2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RICHARD BYRNE PROPERTY MAINTENANCE</text:p>
          </table:table-cell>
          <table:table-cell office:value-type="float" office:value="4998" table:style-name="ce5">
            <text:p>499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RYGOR COMMERCIALS LTD</text:p>
          </table:table-cell>
          <table:table-cell office:value-type="float" office:value="199809" table:style-name="ce5">
            <text:p>199809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ELECTAMARK SECURITY SYSTEMS PLC</text:p>
          </table:table-cell>
          <table:table-cell office:value-type="float" office:value="9529.4" table:style-name="ce5">
            <text:p>9529.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EPURA LIMITED</text:p>
          </table:table-cell>
          <table:table-cell office:value-type="float" office:value="95625" table:style-name="ce5">
            <text:p>9562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IGNS EXPRESS (OXFORD)</text:p>
          </table:table-cell>
          <table:table-cell office:value-type="float" office:value="2275.4899999999998" table:style-name="ce5">
            <text:p>2275.49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MS ENVIRONMENTAL LTD</text:p>
          </table:table-cell>
          <table:table-cell office:value-type="float" office:value="505" table:style-name="ce5">
            <text:p>50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OLON SECURITY LTD</text:p>
          </table:table-cell>
          <table:table-cell office:value-type="float" office:value="738" table:style-name="ce5">
            <text:p>73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ONIC COMMUNICATIONS (INT) LTD</text:p>
          </table:table-cell>
          <table:table-cell office:value-type="float" office:value="736" table:style-name="ce5">
            <text:p>73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PECIALIST COMPUTER CENTRES PLC</text:p>
          </table:table-cell>
          <table:table-cell office:value-type="float" office:value="1512.8" table:style-name="ce5">
            <text:p>1512.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T THOMAS CROSS GARAGE LTD</text:p>
          </table:table-cell>
          <table:table-cell office:value-type="float" office:value="3027.63" table:style-name="ce5">
            <text:p>3027.6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URREY POLICE AUTHORITY</text:p>
          </table:table-cell>
          <table:table-cell office:value-type="float" office:value="140335.37" table:style-name="ce5">
            <text:p>140335.3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URREY POLICE AUTHORITY</text:p>
          </table:table-cell>
          <table:table-cell office:value-type="float" office:value="9908.66" table:style-name="ce5">
            <text:p>9908.66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USSEX POLICE AUTHORITY</text:p>
          </table:table-cell>
          <table:table-cell office:value-type="float" office:value="6190" table:style-name="ce5">
            <text:p>619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USSEX POLICE AUTHORITY</text:p>
          </table:table-cell>
          <table:table-cell office:value-type="float" office:value="60996.61" table:style-name="ce5">
            <text:p>60996.61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SUSSEX POLICE AUTHORITY</text:p>
          </table:table-cell>
          <table:table-cell office:value-type="float" office:value="21394.95" table:style-name="ce5">
            <text:p>21394.9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TACTICAL SAFETY RESPONSES LIMITED</text:p>
          </table:table-cell>
          <table:table-cell office:value-type="float" office:value="5500" table:style-name="ce5">
            <text:p>550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THAMES VALLEY MAINTENANCE (OXFORD) LIMIT</text:p>
          </table:table-cell>
          <table:table-cell office:value-type="float" office:value="11235" table:style-name="ce5">
            <text:p>1123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THE AUTOMOBILE ASSOCIATION</text:p>
          </table:table-cell>
          <table:table-cell office:value-type="float" office:value="1814" table:style-name="ce5">
            <text:p>1814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VODAFONE LIMITED</text:p>
          </table:table-cell>
          <table:table-cell office:value-type="float" office:value="5892.8" table:style-name="ce5">
            <text:p>5892.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VOLKSWAGEN GROUP UNITED KINGDOM LTD</text:p>
          </table:table-cell>
          <table:table-cell office:value-type="float" office:value="19342.5" table:style-name="ce5">
            <text:p>19342.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VOLVO CAR UK LTD</text:p>
          </table:table-cell>
          <table:table-cell office:value-type="float" office:value="3628.18" table:style-name="ce5">
            <text:p>3628.18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VOLVO CAR UK LTD</text:p>
          </table:table-cell>
          <table:table-cell office:value-type="float" office:value="300038.57" table:style-name="ce5">
            <text:p>300038.5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WA PRODUCTS (UK) LTD</text:p>
          </table:table-cell>
          <table:table-cell office:value-type="float" office:value="2942.3" table:style-name="ce5">
            <text:p>2942.3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WEST BERKSHIRE COUNCIL</text:p>
          </table:table-cell>
          <table:table-cell office:value-type="float" office:value="5000" table:style-name="ce5">
            <text:p>5000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WOLSELEY CENTERS LTD</text:p>
          </table:table-cell>
          <table:table-cell office:value-type="float" office:value="2678.35" table:style-name="ce5">
            <text:p>2678.35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17T00:00:00" table:style-name="ce4">
            <text:p>17/02/2021</text:p>
          </table:table-cell>
          <table:table-cell office:value-type="string" table:style-name="ce3">
            <text:p>WOODWAY ENGINEERING LTD</text:p>
          </table:table-cell>
          <table:table-cell office:value-type="float" office:value="1361.97" table:style-name="ce5">
            <text:p>1361.97</text:p>
          </table:table-cell>
          <table:table-cell office:value-type="float" office:value="3513" table:style-name="ce5">
            <text:p>3513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ADT FIRE &amp; SECURITY LTD</text:p>
          </table:table-cell>
          <table:table-cell office:value-type="float" office:value="4927" table:style-name="ce5">
            <text:p>4927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AUTOMOTIVE CALIBRATION</text:p>
          </table:table-cell>
          <table:table-cell office:value-type="float" office:value="705.92" table:style-name="ce5">
            <text:p>705.92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AVI LTD</text:p>
          </table:table-cell>
          <table:table-cell office:value-type="float" office:value="36971.67" table:style-name="ce5">
            <text:p>36971.67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AVON &amp; SOMERSET CONSTABULARY</text:p>
          </table:table-cell>
          <table:table-cell office:value-type="float" office:value="1089.92" table:style-name="ce5">
            <text:p>1089.92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AXESS INTERNATIONAL LTD</text:p>
          </table:table-cell>
          <table:table-cell office:value-type="float" office:value="7832.5" table:style-name="ce5">
            <text:p>7832.5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BARKER AND EVANS</text:p>
          </table:table-cell>
          <table:table-cell office:value-type="float" office:value="21454" table:style-name="ce5">
            <text:p>21454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BRITISH TELECOM</text:p>
          </table:table-cell>
          <table:table-cell office:value-type="float" office:value="3744.88" table:style-name="ce5">
            <text:p>3744.88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CALOR GAS LTD</text:p>
          </table:table-cell>
          <table:table-cell office:value-type="float" office:value="874.13" table:style-name="ce5">
            <text:p>874.13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CASTROL (UK) LTD</text:p>
          </table:table-cell>
          <table:table-cell office:value-type="float" office:value="574.08000000000004" table:style-name="ce5">
            <text:p>574.08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COOPER READING</text:p>
          </table:table-cell>
          <table:table-cell office:value-type="float" office:value="1553.15" table:style-name="ce5">
            <text:p>1553.15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CORONA ENERGY RETAIL 4 A/C</text:p>
          </table:table-cell>
          <table:table-cell office:value-type="float" office:value="58835.76" table:style-name="ce5">
            <text:p>58835.76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COTSWOLD VEHICLE DELIVERIES LIMITED</text:p>
          </table:table-cell>
          <table:table-cell office:value-type="float" office:value="1496.4" table:style-name="ce5">
            <text:p>1496.4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DJ COX LTD T/A LANCASTER VOLKSWAGON</text:p>
          </table:table-cell>
          <table:table-cell office:value-type="float" office:value="819.34" table:style-name="ce5">
            <text:p>819.34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GRG PUBLIC RESOURCES LTD</text:p>
          </table:table-cell>
          <table:table-cell office:value-type="float" office:value="1491" table:style-name="ce5">
            <text:p>1491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GROUPTYRE WHOLSALE LTD</text:p>
          </table:table-cell>
          <table:table-cell office:value-type="float" office:value="1816.3" table:style-name="ce5">
            <text:p>1816.3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HYUNDAI MOTOR UK LIMITED</text:p>
          </table:table-cell>
          <table:table-cell office:value-type="float" office:value="9854" table:style-name="ce5">
            <text:p>9854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J &amp; J PNEUMATICS</text:p>
          </table:table-cell>
          <table:table-cell office:value-type="float" office:value="515.11" table:style-name="ce5">
            <text:p>515.11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KCOM GROUP PLC</text:p>
          </table:table-cell>
          <table:table-cell office:value-type="float" office:value="564.6" table:style-name="ce5">
            <text:p>564.6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L BENNETT AND SON LTD- WELWYN GARDEN</text:p>
          </table:table-cell>
          <table:table-cell office:value-type="float" office:value="1080" table:style-name="ce5">
            <text:p>1080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LAMBERT SMITH HAMPTON</text:p>
          </table:table-cell>
          <table:table-cell office:value-type="float" office:value="5000" table:style-name="ce5">
            <text:p>5000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LLOYDS MOTOR SPARES LTD</text:p>
          </table:table-cell>
          <table:table-cell office:value-type="float" office:value="1034.0999999999999" table:style-name="ce5">
            <text:p>1034.1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LOWE &amp; OLIVER LTD</text:p>
          </table:table-cell>
          <table:table-cell office:value-type="float" office:value="3090.45" table:style-name="ce5">
            <text:p>3090.45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MARSHALL MOTOR GROUP- CAMBRIDGE</text:p>
          </table:table-cell>
          <table:table-cell office:value-type="float" office:value="1360.91" table:style-name="ce5">
            <text:p>1360.91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MORGAN SINDALL (CONSTRUCTION) PLC</text:p>
          </table:table-cell>
          <table:table-cell office:value-type="float" office:value="1441.61" table:style-name="ce5">
            <text:p>1441.61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MOTOROLA</text:p>
          </table:table-cell>
          <table:table-cell office:value-type="float" office:value="696" table:style-name="ce5">
            <text:p>696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OPC</text:p>
          </table:table-cell>
          <table:table-cell office:value-type="float" office:value="1350" table:style-name="ce5">
            <text:p>1350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ORCHID CELLMARK LTD</text:p>
          </table:table-cell>
          <table:table-cell office:value-type="float" office:value="86921.06" table:style-name="ce5">
            <text:p>86921.06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PMD MAGNETICS</text:p>
          </table:table-cell>
          <table:table-cell office:value-type="float" office:value="610" table:style-name="ce5">
            <text:p>610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ROYAL MAIL</text:p>
          </table:table-cell>
          <table:table-cell office:value-type="float" office:value="4260.55" table:style-name="ce5">
            <text:p>4260.55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SMS ENVIRONMENTAL LTD</text:p>
          </table:table-cell>
          <table:table-cell office:value-type="float" office:value="2435.84" table:style-name="ce5">
            <text:p>2435.84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SPECIALIST CARS STEVENAGE</text:p>
          </table:table-cell>
          <table:table-cell office:value-type="float" office:value="4258.08" table:style-name="ce5">
            <text:p>4258.08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SPECIALIST COMPUTER CENTRES PLC</text:p>
          </table:table-cell>
          <table:table-cell office:value-type="float" office:value="298272.48" table:style-name="ce5">
            <text:p>298272.48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SUSSEX POLICE AUTHORITY</text:p>
          </table:table-cell>
          <table:table-cell office:value-type="float" office:value="16752" table:style-name="ce5">
            <text:p>16752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SUSSEX POLICE AUTHORITY</text:p>
          </table:table-cell>
          <table:table-cell office:value-type="float" office:value="50200" table:style-name="ce5">
            <text:p>50200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VODAFONE LIMITED</text:p>
          </table:table-cell>
          <table:table-cell office:value-type="float" office:value="40224.92" table:style-name="ce5">
            <text:p>40224.92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2-24T00:00:00" table:style-name="ce4">
            <text:p>24/02/2021</text:p>
          </table:table-cell>
          <table:table-cell office:value-type="string" table:style-name="ce3">
            <text:p>VOLKSWAGEN GROUP UNITED KINGDOM LTD</text:p>
          </table:table-cell>
          <table:table-cell office:value-type="float" office:value="31805.93" table:style-name="ce5">
            <text:p>31805.93</text:p>
          </table:table-cell>
          <table:table-cell office:value-type="float" office:value="3514" table:style-name="ce5">
            <text:p>3514</text:p>
          </table:table-cell>
          <table:table-cell office:value-type="string" table:style-name="ce3">
            <text:p>Transport Related Expenditure</text:p>
          </table:table-cell>
          <table:table-cell table:number-columns-repeated="16379"/>
        </table:table-row>
        <table:table-row table:number-rows-repeated="1048343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23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urdock Pamela</meta:initial-creator>
    <dc:creator>Roberts Charlotte</dc:creator>
    <meta:creation-date>2021-03-09T12:17:31Z</meta:creation-date>
    <dc:date>2021-03-09T14:00:31Z</dc:date>
    <meta:print-date>2021-03-09T13:59:24Z</meta:print-date>
  </office:meta>
</office:document-meta>
</file>